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b4c7dc" draw:marker-start-width="0.96cm" draw:marker-end-width="0.96cm" draw:textarea-vertical-align="middle" draw:auto-grow-height="true" draw:auto-grow-width="false" fo:padding-top="0.375cm" fo:padding-bottom="0.375cm" fo:padding-left="0.5cm" fo:padding-right="0.5cm"/>
    </style:style>
    <style:style style:name="gr2" style:family="graphic" style:parent-style-name="standard">
      <style:graphic-properties svg:stroke-width="0.05cm" draw:marker-start-width="0.28cm" draw:marker-end-width="0.28cm" draw:textarea-vertical-align="middle" draw:auto-grow-height="true" draw:auto-grow-width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fo:min-height="0.39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28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9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1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8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3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7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8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svg:stroke-width="1.97cm" svg:stroke-color="#b4c7dc" draw:marker-start-width="0.46cm" draw:marker-end-width="0.46cm" draw:textarea-vertical-align="middle" draw:auto-grow-height="true" draw:auto-grow-width="false" fo:padding-top="1.11cm" fo:padding-bottom="1.11cm" fo:padding-left="1.235cm" fo:padding-right="1.235cm"/>
    </style:style>
    <style:style style:name="gr14" style:family="graphic" style:parent-style-name="objectwithoutfill">
      <style:graphic-properties svg:stroke-width="0.02cm" draw:marker-start-width="0.23cm" draw:marker-end="Arrowheads_20_1" draw:marker-end-width="0.3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8pt"/>
    </style:style>
    <style:style style:name="P5" style:family="paragraph">
      <loext:graphic-properties draw:fill="none" draw:fill-color="#ffffff"/>
      <style:paragraph-properties style:writing-mode="lr-tb"/>
      <style:text-properties style:font-name="Arial1" fo:font-size="8pt"/>
    </style:style>
    <style:style style:name="P6" style:family="paragraph">
      <style:paragraph-properties fo:text-align="center"/>
      <style:text-properties fo:font-size="8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rial1" fo:font-size="8pt"/>
    </style:style>
    <style:style style:name="T1" style:family="text">
      <style:text-properties style:font-name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2.1cm" svg:height="2.1cm" svg:x="1.95cm" svg:y="9.95cm" draw:kind="arc" draw:start-angle="236.07" draw:end-angle="124.17">
            <text:p/>
          </draw:circle>
          <draw:circle draw:style-name="gr2" draw:text-style-name="P1" draw:layer="layout" svg:width="0.79cm" svg:height="0.79cm" svg:x="2.605cm" svg:y="10.605cm" draw:kind="arc" draw:start-angle="358.65" draw:end-angle="358.09">
            <text:p/>
          </draw:circle>
          <draw:circle draw:style-name="gr2" draw:text-style-name="P1" draw:layer="layout" svg:width="1.2cm" svg:height="1.2cm" svg:x="2.4cm" svg:y="10.4cm" draw:kind="arc" draw:start-angle="172.67" draw:end-angle="172.57">
            <text:p/>
          </draw:circle>
          <draw:circle draw:style-name="gr2" draw:text-style-name="P1" draw:layer="layout" svg:width="4.09cm" svg:height="4.09cm" svg:x="0.955cm" svg:y="8.955cm" draw:kind="arc" draw:start-angle="306.1" draw:end-angle="52.57">
            <text:p/>
          </draw:circle>
          <draw:circle draw:style-name="gr2" draw:text-style-name="P1" draw:layer="layout" svg:width="7.53cm" svg:height="7.53cm" svg:x="-0.765cm" svg:y="7.235cm" draw:kind="arc" draw:start-angle="334.14" draw:end-angle="25.83">
            <text:p/>
          </draw:circle>
          <draw:circle draw:style-name="gr2" draw:text-style-name="P1" draw:layer="layout" svg:width="15.09cm" svg:height="15.09cm" svg:x="-4.545cm" svg:y="3.455cm" draw:kind="arc" draw:start-angle="347.47" draw:end-angle="12.66">
            <text:p/>
          </draw:circle>
          <draw:circle draw:style-name="gr2" draw:text-style-name="P1" draw:layer="layout" svg:width="23.64cm" svg:height="23.64cm" svg:x="-8.82cm" svg:y="-0.82cm" draw:kind="arc" draw:start-angle="351.9" draw:end-angle="8.09">
            <text:p/>
          </draw:circle>
          <draw:circle draw:style-name="gr2" draw:text-style-name="P1" draw:layer="layout" svg:width="0.57cm" svg:height="0.57cm" svg:x="2.715cm" svg:y="10.715cm" draw:kind="arc" draw:start-angle="358.65" draw:end-angle="358.12">
            <text:p/>
          </draw:circle>
          <draw:circle draw:style-name="gr2" draw:text-style-name="P1" draw:layer="layout" svg:width="0.31cm" svg:height="0.31cm" svg:x="2.845cm" svg:y="10.845cm" draw:kind="arc" draw:start-angle="358.65" draw:end-angle="358.19">
            <text:p/>
          </draw:circle>
          <draw:line draw:style-name="gr3" draw:text-style-name="P2" draw:layer="layout" svg:x1="3cm" svg:y1="11cm" svg:x2="3.001cm" svg:y2="12.684cm">
            <text:p/>
          </draw:line>
          <draw:line draw:style-name="gr3" draw:text-style-name="P3" draw:layer="layout" svg:x1="3.156cm" svg:y1="11cm" svg:x2="3.156cm" svg:y2="13.454cm">
            <text:p/>
          </draw:line>
          <draw:line draw:style-name="gr3" draw:text-style-name="P3" draw:layer="layout" svg:x1="3.285cm" svg:y1="11cm" svg:x2="3.281cm" svg:y2="13.194cm">
            <text:p/>
          </draw:line>
          <draw:line draw:style-name="gr3" draw:text-style-name="P3" draw:layer="layout" svg:x1="3.395cm" svg:y1="11cm" svg:x2="3.396cm" svg:y2="12.914cm">
            <text:p/>
          </draw:line>
          <draw:frame draw:style-name="gr4" draw:text-style-name="P5" draw:layer="layout" svg:width="0.865cm" svg:height="0.395cm" svg:x="2.59cm" svg:y="12.658cm">
            <draw:text-box>
              <text:p text:style-name="P4"><text:span text:style-name="T1">Sun</text:span></text:p>
            </draw:text-box>
          </draw:frame>
          <draw:frame draw:style-name="gr5" draw:text-style-name="P5" draw:layer="layout" svg:width="1.5cm" svg:height="0.319cm" svg:x="3.048cm" svg:y="13.466cm">
            <draw:text-box>
              <text:p text:style-name="P4"><text:span text:style-name="T1">Mercury</text:span></text:p>
            </draw:text-box>
          </draw:frame>
          <draw:frame draw:style-name="gr6" draw:text-style-name="P5" draw:layer="layout" svg:width="1.122cm" svg:height="0.399cm" svg:x="3.205cm" svg:y="13.22cm">
            <draw:text-box>
              <text:p text:style-name="P4"><text:span text:style-name="T1">Venus</text:span></text:p>
            </draw:text-box>
          </draw:frame>
          <draw:frame draw:style-name="gr4" draw:text-style-name="P5" draw:layer="layout" svg:width="1cm" svg:height="0.395cm" svg:x="3.329cm" svg:y="12.951cm">
            <draw:text-box>
              <text:p text:style-name="P4"><text:span text:style-name="T1">Earth</text:span></text:p>
            </draw:text-box>
          </draw:frame>
          <draw:frame draw:style-name="gr4" draw:text-style-name="P5" draw:layer="layout" svg:width="1cm" svg:height="0.395cm" svg:x="3.49cm" svg:y="12.658cm">
            <draw:text-box>
              <text:p text:style-name="P4"><text:span text:style-name="T1">Mars</text:span></text:p>
            </draw:text-box>
          </draw:frame>
          <draw:line draw:style-name="gr3" draw:text-style-name="P3" draw:layer="layout" svg:x1="3.603cm" svg:y1="11cm" svg:x2="3.606cm" svg:y2="12.659cm">
            <text:p/>
          </draw:line>
          <draw:frame draw:style-name="gr7" draw:text-style-name="P5" draw:layer="layout" svg:width="1.232cm" svg:height="0.405cm" svg:x="4.22cm" svg:y="12.658cm">
            <draw:text-box>
              <text:p text:style-name="P4"><text:span text:style-name="T1">Jupiter</text:span></text:p>
            </draw:text-box>
          </draw:frame>
          <draw:frame draw:style-name="gr7" draw:text-style-name="P5" draw:layer="layout" svg:width="1.33cm" svg:height="0.405cm" svg:x="6.082cm" svg:y="12.658cm">
            <draw:text-box>
              <text:p text:style-name="P4"><text:span text:style-name="T1">Saturn</text:span></text:p>
            </draw:text-box>
          </draw:frame>
          <draw:frame draw:style-name="gr8" draw:text-style-name="P5" draw:layer="layout" svg:width="1.316cm" svg:height="0.416cm" svg:x="9.915cm" svg:y="12.658cm">
            <draw:text-box>
              <text:p text:style-name="P4"><text:span text:style-name="T1">Uranus</text:span></text:p>
            </draw:text-box>
          </draw:frame>
          <draw:frame draw:style-name="gr8" draw:text-style-name="P5" draw:layer="layout" svg:width="1.603cm" svg:height="0.416cm" svg:x="14.09cm" svg:y="12.658cm">
            <draw:text-box>
              <text:p text:style-name="P4"><text:span text:style-name="T1">Neptune</text:span></text:p>
            </draw:text-box>
          </draw:frame>
          <draw:frame draw:style-name="gr9" draw:text-style-name="P7" draw:layer="layout" svg:width="1.692cm" svg:height="0.789cm" svg:x="3.362cm" svg:y="11.567cm">
            <draw:text-box>
              <text:p text:style-name="P6"><text:span text:style-name="T1">Asteroid</text:span></text:p>
              <text:p text:style-name="P6"><text:span text:style-name="T1">belt</text:span></text:p>
            </draw:text-box>
          </draw:frame>
          <draw:line draw:style-name="gr3" draw:text-style-name="P3" draw:layer="layout" svg:x1="4.037cm" svg:y1="11cm" svg:x2="4.026cm" svg:y2="11.564cm">
            <text:p/>
          </draw:line>
          <draw:frame draw:style-name="gr10" draw:text-style-name="P7" draw:layer="layout" svg:width="1.605cm" svg:height="0.833cm" svg:x="2.205cm" svg:y="8.457cm">
            <draw:text-box>
              <text:p text:style-name="P6"><text:span text:style-name="T1">Terrestrial planets</text:span></text:p>
            </draw:text-box>
          </draw:frame>
          <draw:frame draw:style-name="gr11" draw:text-style-name="P7" draw:layer="layout" svg:width="2.028cm" svg:height="0.474cm" svg:x="4.417cm" svg:y="8.457cm">
            <draw:text-box>
              <text:p text:style-name="P6"><text:span text:style-name="T1">Gas giants</text:span></text:p>
            </draw:text-box>
          </draw:frame>
          <draw:frame draw:style-name="gr12" draw:text-style-name="P7" draw:layer="layout" svg:width="1.894cm" svg:height="0.486cm" svg:x="11.59cm" svg:y="8.457cm">
            <draw:text-box>
              <text:p text:style-name="P6"><text:span text:style-name="T1">Ice giants</text:span></text:p>
            </draw:text-box>
          </draw:frame>
          <draw:g>
            <draw:line draw:style-name="gr3" draw:text-style-name="P3" draw:layer="layout" svg:x1="2.377cm" svg:y1="9.3cm" svg:x2="3.618cm" svg:y2="9.3cm">
              <text:p/>
            </draw:line>
            <draw:line draw:style-name="gr3" draw:text-style-name="P3" draw:layer="layout" svg:x1="2.375cm" svg:y1="9.5cm" svg:x2="2.375cm" svg:y2="9.3cm">
              <text:p/>
            </draw:line>
            <draw:line draw:style-name="gr3" draw:text-style-name="P3" draw:layer="layout" svg:x1="3.617cm" svg:y1="9.5cm" svg:x2="3.617cm" svg:y2="9.3cm">
              <text:p/>
            </draw:line>
          </draw:g>
          <draw:g>
            <draw:line draw:style-name="gr3" draw:text-style-name="P3" draw:layer="layout" svg:x1="4.255cm" svg:y1="8.9cm" svg:x2="6.5cm" svg:y2="8.9cm">
              <text:p/>
            </draw:line>
            <draw:line draw:style-name="gr3" draw:text-style-name="P3" draw:layer="layout" svg:x1="4.25cm" svg:y1="9.1cm" svg:x2="4.25cm" svg:y2="8.9cm">
              <text:p/>
            </draw:line>
            <draw:line draw:style-name="gr3" draw:text-style-name="P3" draw:layer="layout" svg:x1="6.498cm" svg:y1="9.1cm" svg:x2="6.498cm" svg:y2="8.9cm">
              <text:p/>
            </draw:line>
          </draw:g>
          <draw:g>
            <draw:line draw:style-name="gr3" draw:text-style-name="P3" draw:layer="layout" svg:x1="10.335cm" svg:y1="8.9cm" svg:x2="14.75cm" svg:y2="8.9cm">
              <text:p/>
            </draw:line>
            <draw:line draw:style-name="gr3" draw:text-style-name="P3" draw:layer="layout" svg:x1="10.326cm" svg:y1="9.1cm" svg:x2="10.326cm" svg:y2="8.9cm">
              <text:p/>
            </draw:line>
            <draw:line draw:style-name="gr3" draw:text-style-name="P3" draw:layer="layout" svg:x1="14.747cm" svg:y1="9.1cm" svg:x2="14.747cm" svg:y2="8.9cm">
              <text:p/>
            </draw:line>
          </draw:g>
          <draw:circle draw:style-name="gr13" draw:text-style-name="P1" draw:layer="layout" svg:width="25.94cm" svg:height="25.94cm" svg:x="-9.97cm" svg:y="-1.97cm" draw:kind="arc" draw:start-angle="352.7" draw:end-angle="7.32">
            <text:p/>
          </draw:circle>
          <draw:frame draw:style-name="gr12" draw:text-style-name="P7" draw:layer="layout" svg:width="2.136cm" svg:height="0.486cm" svg:x="14.818cm" svg:y="8.457cm">
            <draw:text-box>
              <text:p text:style-name="P6"><text:span text:style-name="T1">Kuiper belt</text:span></text:p>
            </draw:text-box>
          </draw:frame>
          <draw:line draw:style-name="gr14" draw:text-style-name="P3" draw:layer="layout" svg:x1="15.009cm" svg:y1="11.022cm" svg:x2="16.985cm" svg:y2="11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2T05:04:54.975000000</meta:creation-date>
    <dc:date>2022-06-12T21:22:49.097000000</dc:date>
    <meta:editing-duration>PT27M48S</meta:editing-duration>
    <meta:editing-cycles>9</meta:editing-cycles>
    <meta:generator>LibreOffice/7.2.6.2$Windows_X86_64 LibreOffice_project/b0ec3a565991f7569a5a7f5d24fed7f52653d754</meta:generator>
    <meta:document-statistic meta:object-count="44"/>
  </office:meta>
</office:document-meta>
</file>